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2" style:family="paragraph" style:parent-style-name="Standard">
      <style:text-properties style:text-underline-style="none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14"><text:span text:style-name="T6">do text</text:span></text:p><text:p text:style-name="P14"><text:span text:style-name="T6">from document(at=header, format='odt')</text:span></text:p></office:annotation><text:span text:style-name="T2">Import depuis header.odt</text:span></text:p></draw:text-box></draw:frame></text:p>
      <text:p text:style-name="P5"/>
      <text:p text:style-name="P5"><draw:frame draw:style-name="fr2" draw:name="Cadre1" text:anchor-type="paragraph" svg:x="7.77cm" svg:y="0.372cm" svg:width="7.631cm" svg:height="3.635cm" draw:z-index="0"><draw:text-box><text:p text:style-name="Standard">SPW DGO4</text:p><text:p text:style-name="Standard">Direction générale opérationnelle</text:p><text:p text:style-name="Standard">Aménagement du Territoire, Logement, Patrimoine et Energie</text:p><text:p text:style-name="Standard">Place Léopold, 3 – Immeuble « BIBOT »</text:p><text:p text:style-name="Standard">5000 Namur</text:p><text:p text:style-name="P4">RECOMMANDE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10"/>
      <text:p text:style-name="P3"><text:span text:style-name="T3"><office:annotation><dc:creator>Gauthier Bastien</dc:creator><dc:date>2011-01-13T14:56:41</dc:date><text:p text:style-name="P14"><text:span text:style-name="T6">do text</text:span></text:p><text:p text:style-name="P14"><text:span text:style-name="T6">from document(at=reference, format='odt')</text:span></text:p></office:annotation></text:span>Import depuis reference.odt</text:p>
      <text:p text:style-name="P9">Vos références : <text:text-input text:description="Référence DGATLP">self.getReferenceDGATLP() </text:text-input></text:p>
      <text:p text:style-name="Standard"/>
      <text:p text:style-name="P7"><office:annotation><dc:creator>Gauthier Bastien</dc:creator><dc:date>2011-02-16T16:12:24</dc:date><text:p text:style-name="P14"><text:span text:style-name="T8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4"><text:span text:style-name="T7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7"><text:span text:style-name="T5">Objet :</text:span> <text:text-input text:description="Objet des travaux">self.getLicenceSubject()</text:text-input></text:p>
      <text:p text:style-name="P7"><text:span text:style-name="T5">Situation :</text:span> <text:text-input text:description="Situation des travaux">self.getWorkLocationSignaletic()</text:text-input></text:p>
      <text:p text:style-name="Standard"><text:span text:style-name="T5">Référence cadastrale</text:span> : <text:text-input text:description="Parcelles">self.getPortionOutsText()</text:text-input></text:p>
      <text:p text:style-name="P7"/>
      <text:p text:style-name="Standard"/>
      <text:p text:style-name="P11">Monsieur, Madame,</text:p>
      <text:p text:style-name="P11"/>
      <text:p text:style-name="Standard">En réponse à votre correspondance du [XXX] relative à l'objet sous rubrique, nous vous prions de trouver ci-après une copie de l'avis visé à l'article 336 (annexe 26) du <text:span text:style-name="T4">Code Wallon de l'Aménagement du Territoire, de l'Urbanisme, du Patrimoine et de l'Energie (CWATUPE). </text:span></text:p>
      <text:p text:style-name="Standard"/>
      <text:p text:style-name="Standard">Nous vous en souhaitons bonne réception et vous prions d’agréer, Madame, Monsieur, nos salutations distinguées.</text:p>
      <text:p text:style-name="Standard"/>
      <text:p text:style-name="P5"/>
      <text:p text:style-name="P8"><text:text-input text:description="xxx le xxx">urbanEventObj.getFormattedDate(withCityNamePrefix=True)</text:text-input></text:p>
      <text:p text:style-name="P1"/>
      <text:p text:style-name="P1"><office:annotation><dc:creator>Gauthier Bastien</dc:creator><dc:date>2011-01-13T14:56:41</dc:date><text:p text:style-name="P14"><text:span text:style-name="T6">do text</text:span></text:p><text:p text:style-name="P14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7-27T10:37:25</meta:creation-date>
    <dc:date>2011-04-12T10:32:28</dc:date>
    <dc:language>fr-FR</dc:language>
    <meta:editing-cycles>64</meta:editing-cycles>
    <meta:editing-duration>PT32H11M28S</meta:editing-duration>
    <dc:creator>Stéphan Geulette</dc:creator>
    <meta:document-statistic meta:table-count="0" meta:image-count="0" meta:object-count="0" meta:page-count="1" meta:paragraph-count="20" meta:word-count="116" meta:character-count="971"/>
    <meta:user-defined meta:name="Info 1"/>
    <meta:user-defined meta:name="Info 2"/>
    <meta:user-defined meta:name="Info 3"/>
    <meta:user-defined meta:name="Info 4"/>
  </office:meta>
</office:document-meta>
</file>